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2</text:p>
      <text:p text:style-name="Standard"/>
      <text:p text:style-name="Standard">Demandeur : BOUGET  Patrick</text:p>
      <text:p text:style-name="Standard">Adresse : LANGOASMAY<text:line-break/>22810 PLOUGONVER</text:p>
      <text:p text:style-name="Standard">Cédant : MAURICE David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OUGONVER</text:p>
      <text:p text:style-name="Standard"/>
      <text:p text:style-name="Standard"/>
      <text:p text:style-name="Standard"/>
      <text:p text:style-name="P1">Dossier n° : C22250312</text:p>
      <text:p text:style-name="P1"/>
      <text:p text:style-name="P1">Demandeur : BOUGET  Patrick</text:p>
      <text:p text:style-name="P1">Adresse : LANGOASMAY<text:line-break/>22810 PLOUGONVER</text:p>
      <text:p text:style-name="P1">Cédant : MAURICE David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OUGONVER</text:p>
      <text:p text:style-name="P1"/>
      <text:p text:style-name="P1"/>
      <text:p text:style-name="P1">Parcelles : D258</text:p>
      <text:p text:style-name="P1">Superficie : 0,9127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